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svg:stroke-color="#80808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7cm" fo:min-width="1.5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1cm" fo:min-width="1.8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6cm" fo:min-width="6.0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6cm" fo:min-width="0cm"/>
    </style:style>
    <style:style style:name="gr10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808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283cm"/>
    </style:style>
    <style:style style:name="P1" style:family="paragraph"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33% 58%"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position="-33% 58%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text-position="33% 58%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0.883cm" svg:height="0.725cm" svg:x="0cm" svg:y="1.667cm">
            <draw:text-box>
              <text:p text:style-name="P1"><text:span text:style-name="T1">χ</text:span><text:span text:style-name="T2">2</text:span></text:p>
            </draw:text-box>
          </draw:frame>
          <draw:frame draw:style-name="gr1" draw:text-style-name="P1" draw:layer="layout" svg:width="1.01cm" svg:height="0.826cm" svg:x="1.886cm" svg:y="2.973cm">
            <draw:text-box>
              <text:p text:style-name="P1"><text:span text:style-name="T1">k</text:span><text:span text:style-name="T3">ex</text:span></text:p>
            </draw:text-box>
          </draw:frame>
          <draw:path draw:style-name="gr2" draw:text-style-name="P2" draw:layer="layout" svg:width="2.641cm" svg:height="2.12cm" draw:transform="rotate (0.66322511575772) translate (0.766cm 1.498cm)" svg:viewBox="0 0 2642 2121" svg:d="m0 3304c853 387 106 1593 434 2024 275 362 1574-447 2208 82">
            <text:p/>
          </draw:path>
          <draw:custom-shape draw:style-name="gr3" draw:text-style-name="P2" draw:layer="layout" svg:width="0.435cm" svg:height="0.435cm" svg:x="2.187cm" svg:y="2.5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" draw:text-style-name="P3" draw:layer="layout" svg:width="2.725cm" svg:height="1.199cm" svg:x="1.058cm" svg:y="0cm">
            <draw:text-box>
              <text:p text:style-name="P3"><text:span text:style-name="T1">Good fit</text:span></text:p>
              <text:p text:style-name="P3"><text:span text:style-name="T4">Easy to find</text:span></text:p>
            </draw:text-box>
          </draw:frame>
          <draw:custom-shape draw:style-name="gr4" draw:text-style-name="P2" draw:layer="layout" svg:width="0.173cm" svg:height="0.173cm" svg:x="0.996cm" svg:y="1.3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2" draw:layer="layout" svg:width="3.391cm" svg:height="1.958cm" svg:x="0.754cm" svg:y="1.0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173cm" svg:height="0.173cm" svg:x="1.379cm" svg:y="1.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1.652cm" svg:y="1.99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1.842cm" svg:y="2.2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2.053cm" svg:y="2.5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2.318cm" svg:y="2.73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2.719cm" svg:y="2.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3.029cm" svg:y="2.0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3.311cm" svg:y="1.7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3.819cm" svg:y="1.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3.566cm" svg:y="1.58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1" draw:text-style-name="P1" draw:layer="layout" svg:width="0.883cm" svg:height="0.725cm" svg:x="4.3cm" svg:y="1.668cm">
            <draw:text-box>
              <text:p text:style-name="P1"><text:span text:style-name="T1">χ</text:span><text:span text:style-name="T2">2</text:span></text:p>
            </draw:text-box>
          </draw:frame>
          <draw:frame draw:style-name="gr1" draw:text-style-name="P1" draw:layer="layout" svg:width="1.01cm" svg:height="0.826cm" svg:x="6.186cm" svg:y="2.974cm">
            <draw:text-box>
              <text:p text:style-name="P1"><text:span text:style-name="T1">k</text:span><text:span text:style-name="T3">ex</text:span></text:p>
            </draw:text-box>
          </draw:frame>
          <draw:path draw:style-name="gr2" draw:text-style-name="P2" draw:layer="layout" svg:width="2.662cm" svg:height="2.166cm" draw:transform="rotate (0.66322511575772) translate (5.06cm 1.449cm)" svg:viewBox="0 0 2663 2167" svg:d="m0 8514c23 28 868 714 1063 857-80 130-465 971-695 1310 315-241 995-812 1174-936 185 121 956 704 1121 850">
            <text:p/>
          </draw:path>
          <draw:custom-shape draw:style-name="gr3" draw:text-style-name="P2" draw:layer="layout" svg:width="0.435cm" svg:height="0.435cm" svg:x="6.487cm" svg:y="2.5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" draw:text-style-name="P3" draw:layer="layout" svg:width="2.699cm" svg:height="1.199cm" svg:x="5.332cm" svg:y="0cm">
            <draw:text-box>
              <text:p text:style-name="P3"><text:span text:style-name="T1">Good fit</text:span></text:p>
              <text:p text:style-name="P3"><text:span text:style-name="T4">Hard to find</text:span></text:p>
            </draw:text-box>
          </draw:frame>
          <draw:custom-shape draw:style-name="gr4" draw:text-style-name="P2" draw:layer="layout" svg:width="0.173cm" svg:height="0.173cm" svg:x="5.15cm" svg:y="1.33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2" draw:layer="layout" svg:width="3.391cm" svg:height="1.958cm" svg:x="5.054cm" svg:y="1.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173cm" svg:height="0.173cm" svg:x="5.427cm" svg:y="1.33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5.98cm" svg:y="1.3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6.253cm" svg:y="1.33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6.618cm" svg:y="2.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7.019cm" svg:y="1.34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7.295cm" svg:y="1.34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7.571cm" svg:y="1.34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8.119cm" svg:y="1.34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5.703cm" svg:y="1.33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7.846cm" svg:y="1.34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6" draw:text-style-name="P1" draw:layer="layout" svg:width="0.883cm" svg:height="0.725cm" svg:x="4.403cm" svg:y="5.538cm">
            <draw:text-box>
              <text:p text:style-name="P1"><text:span text:style-name="T1">χ</text:span><text:span text:style-name="T2">2</text:span></text:p>
            </draw:text-box>
          </draw:frame>
          <draw:frame draw:style-name="gr7" draw:text-style-name="P1" draw:layer="layout" svg:width="1.01cm" svg:height="0.826cm" svg:x="6.289cm" svg:y="6.844cm">
            <draw:text-box>
              <text:p text:style-name="P1"><text:span text:style-name="T1">k</text:span><text:span text:style-name="T3">ex</text:span></text:p>
            </draw:text-box>
          </draw:frame>
          <draw:path draw:style-name="gr2" draw:text-style-name="P2" draw:layer="layout" svg:width="2.662cm" svg:height="2.08cm" draw:transform="rotate (0.66322511575772) translate (5.163cm 5.319cm)" svg:viewBox="0 0 2663 2081" svg:d="m0 14740c23 28 2498 1935 2663 2081">
            <text:p/>
          </draw:path>
          <draw:frame draw:style-name="gr8" draw:text-style-name="P3" draw:layer="layout" svg:width="2.83cm" svg:height="0.725cm" svg:x="5.435cm" svg:y="4.324cm">
            <draw:text-box>
              <text:p text:style-name="P3"><text:span text:style-name="T1">No solution</text:span></text:p>
            </draw:text-box>
          </draw:frame>
          <draw:custom-shape draw:style-name="gr4" draw:text-style-name="P2" draw:layer="layout" svg:width="0.173cm" svg:height="0.173cm" svg:x="5.253cm" svg:y="5.20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2" draw:layer="layout" svg:width="3.391cm" svg:height="1.958cm" svg:x="5.157cm" svg:y="4.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173cm" svg:height="0.173cm" svg:x="5.523cm" svg:y="5.20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6.064cm" svg:y="5.20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6.334cm" svg:y="5.2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7.144cm" svg:y="5.21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7.414cm" svg:y="5.21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7.685cm" svg:y="5.21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8.222cm" svg:y="5.2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5.793cm" svg:y="5.20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7.955cm" svg:y="5.2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6.604cm" svg:y="5.21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6.874cm" svg:y="5.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9" draw:text-style-name="P5" draw:layer="layout" svg:width="0.739cm" svg:height="0.725cm" svg:x="6.433cm" svg:y="5.701cm">
            <draw:text-box>
              <text:p text:style-name="P4"><text:span text:style-name="T5">?</text:span></text:p>
            </draw:text-box>
          </draw:frame>
        </draw:g>
        <draw:g>
          <draw:frame draw:style-name="gr1" draw:text-style-name="P1" draw:layer="layout" svg:width="0.883cm" svg:height="0.725cm" svg:x="0.001cm" svg:y="5.501cm">
            <draw:text-box>
              <text:p text:style-name="P1"><text:span text:style-name="T1">χ</text:span><text:span text:style-name="T2">2</text:span></text:p>
            </draw:text-box>
          </draw:frame>
          <draw:frame draw:style-name="gr1" draw:text-style-name="P1" draw:layer="layout" svg:width="1.01cm" svg:height="0.826cm" svg:x="1.887cm" svg:y="6.807cm">
            <draw:text-box>
              <text:p text:style-name="P1"><text:span text:style-name="T1">k</text:span><text:span text:style-name="T3">ex</text:span></text:p>
            </draw:text-box>
          </draw:frame>
          <draw:path draw:style-name="gr2" draw:text-style-name="P2" draw:layer="layout" svg:width="2.747cm" svg:height="2.474cm" draw:transform="rotate (0.66322511575772) translate (0.683659474916215cm 5.39711275435363cm)" svg:viewBox="0 0 2748 2475" svg:d="m106 9348c412 45-66 854-105 1258s1152-565 1330-202c126 170-394 1505 45 1415s1044-640 1372-365">
            <text:p/>
          </draw:path>
          <draw:custom-shape draw:style-name="gr3" draw:text-style-name="P2" draw:layer="layout" svg:width="0.435cm" svg:height="0.435cm" svg:x="1.288cm" svg:y="6.12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" draw:text-style-name="P3" draw:layer="layout" svg:width="4.105cm" svg:height="1.199cm" svg:x="0.398cm" svg:y="3.834cm">
            <draw:text-box>
              <text:p text:style-name="P3"><text:span text:style-name="T1">Multiple solutions</text:span></text:p>
              <text:p text:style-name="P3"><text:span text:style-name="T4">Which is best?</text:span></text:p>
            </draw:text-box>
          </draw:frame>
          <draw:custom-shape draw:style-name="gr4" draw:text-style-name="P2" draw:layer="layout" svg:width="0.173cm" svg:height="0.173cm" svg:x="0.851cm" svg:y="5.20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2" draw:layer="layout" svg:width="3.391cm" svg:height="1.958cm" svg:x="0.755cm" svg:y="4.92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173cm" svg:height="0.173cm" svg:x="1.052cm" svg:y="5.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1.253cm" svg:y="5.9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1.453cm" svg:y="6.2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1.708cm" svg:y="5.9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1.919cm" svg:y="5.5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2.266cm" svg:y="5.2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2.556cm" svg:y="5.6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3.62cm" svg:y="5.6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3.92cm" svg:y="5.2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3.411cm" svg:y="6.0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3.121cm" svg:y="6.3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173cm" svg:height="0.173cm" svg:x="2.785cm" svg:y="6.11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435cm" svg:height="0.435cm" svg:x="2.971cm" svg:y="6.26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9" draw:text-style-name="P5" draw:layer="layout" svg:width="0.739cm" svg:height="0.725cm" svg:x="1.95cm" svg:y="6.192cm">
            <draw:text-box>
              <text:p text:style-name="P4"><text:span text:style-name="T5">?</text:span></text:p>
            </draw:text-box>
          </draw:frame>
        </draw:g>
        <draw:line draw:style-name="gr10" draw:text-style-name="P2" draw:layer="layout" svg:x1="0cm" svg:y1="3.803cm" svg:x2="8.985cm" svg:y2="3.803cm">
          <text:p/>
        </draw:line>
        <draw:line draw:style-name="gr10" draw:text-style-name="P2" draw:layer="layout" svg:x1="4.372cm" svg:y1="0cm" svg:x2="4.516cm" svg:y2="8.048cm">
          <text:p/>
        </draw:line>
        <draw:g>
          <draw:custom-shape draw:style-name="gr11" draw:text-style-name="P2" draw:layer="layout" svg:width="5.353cm" svg:height="2.156cm" svg:x="1.807cm" svg:y="7.77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173cm" svg:height="0.173cm" svg:x="2.089cm" svg:y="8.73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" draw:text-style-name="P6" draw:layer="layout" svg:width="4.807cm" svg:height="0.725cm" svg:x="2.376cm" svg:y="8.482cm">
            <draw:text-box>
              <text:p text:style-name="P6"><text:span text:style-name="T6">Observed point from fit</text:span></text:p>
            </draw:text-box>
          </draw:frame>
          <draw:line draw:style-name="gr12" draw:text-style-name="P2" draw:layer="layout" svg:x1="1.988cm" svg:y1="8.213cm" svg:x2="2.362cm" svg:y2="8.213cm">
            <text:p/>
          </draw:line>
          <draw:frame draw:style-name="gr13" draw:text-style-name="P6" draw:layer="layout" svg:width="4.71cm" svg:height="0.725cm" svg:x="2.376cm" svg:y="7.863cm">
            <draw:text-box>
              <text:p text:style-name="P6"><text:span text:style-name="T6">True shape of χ</text:span><text:span text:style-name="T7">2</text:span><text:span text:style-name="T6"> map</text:span></text:p>
            </draw:text-box>
          </draw:frame>
          <draw:custom-shape draw:style-name="gr3" draw:text-style-name="P2" draw:layer="layout" svg:width="0.435cm" svg:height="0.435cm" svg:x="1.958cm" svg:y="9.2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" draw:text-style-name="P6" draw:layer="layout" svg:width="4.761cm" svg:height="0.725cm" svg:x="2.377cm" svg:y="9.1cm">
            <draw:text-box>
              <text:p text:style-name="P6"><text:span text:style-name="T6">Best fit point at min(χ</text:span><text:span text:style-name="T7">2</text:span><text:span text:style-name="T8">)</text:span></text:p>
            </draw:text-box>
          </draw:frame>
        </draw:g>
        <draw:frame draw:style-name="gr1" draw:text-style-name="P1" draw:layer="layout" svg:width="1.018cm" svg:height="0.725cm" svg:x="-0.14cm" svg:y="0cm">
          <draw:text-box>
            <text:p text:style-name="P4"><text:span text:style-name="T1">(a)</text:span></text:p>
          </draw:text-box>
        </draw:frame>
        <draw:frame draw:style-name="gr1" draw:text-style-name="P1" draw:layer="layout" svg:width="1.04cm" svg:height="0.725cm" svg:x="4.355cm" svg:y="0.001cm">
          <draw:text-box>
            <text:p text:style-name="P4"><text:span text:style-name="T1">(b)</text:span></text:p>
          </draw:text-box>
        </draw:frame>
        <draw:frame draw:style-name="gr1" draw:text-style-name="P1" draw:layer="layout" svg:width="1.018cm" svg:height="0.725cm" svg:x="-0.168cm" svg:y="3.806cm">
          <draw:text-box>
            <text:p text:style-name="P4"><text:span text:style-name="T1">(c)</text:span></text:p>
          </draw:text-box>
        </draw:frame>
        <draw:frame draw:style-name="gr1" draw:text-style-name="P1" draw:layer="layout" svg:width="1.04cm" svg:height="0.725cm" svg:x="4.438cm" svg:y="3.807cm">
          <draw:text-box>
            <text:p text:style-name="P4"><text:span text:style-name="T1">(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 xmlns:text="urn:oasis:names:tc:opendocument:xmlns:text:1.0">
    <meta:initial-creator>Ian Kleckner</meta:initial-creator>
    <meta:creation-date>2010-08-30T17:40:27</meta:creation-date>
    <dc:date>2011-06-18T22:10:05</dc:date>
    <dc:creator>Ian Kleckner</dc:creator>
    <meta:editing-duration>PT00H48M57S</meta:editing-duration>
    <meta:editing-cycles>78</meta:editing-cycles>
    <meta:generator>OpenOffice.org/3.2$Linux OpenOffice.org_project/320m12$Build-9483</meta:generator>
    <meta:document-statistic meta:object-count="91"/>
  </office:meta>
</office:document-meta>
</file>